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146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1.2835in"/>
    </style:style>
    <style:style style:name="co5" style:family="table-column">
      <style:table-column-properties fo:break-before="auto" style:column-width="1.228in"/>
    </style:style>
    <style:style style:name="ro1" style:family="table-row">
      <style:table-row-properties style:row-height="0.6945in" fo:break-before="auto" style:use-optimal-row-height="false"/>
    </style:style>
    <style:style style:name="ro2" style:family="table-row">
      <style:table-row-properties style:row-height="0.2917in" fo:break-before="auto" style:use-optimal-row-height="false"/>
    </style:style>
    <style:style style:name="ro3" style:family="table-row">
      <style:table-row-properties style:row-height="0.22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 style:data-style-name="N125">
      <style:table-cell-properties style:rotation-align="non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Supplementary Materials, Table S1 - Sobkowiak et. al. 2022 - </text:p>
            <text:p>Cov2clusters - genomic clustering of SARS-CoV-2 sequences</text:p>
          </table:table-cell>
          <table:covered-table-cell table:number-columns-repeated="11" table:style-name="ce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Strain ID</text:p>
          </table:table-cell>
          <table:table-cell table:style-name="ce2" office:value-type="string" calcext:value-type="string">
            <text:p>CollectionDate</text:p>
          </table:table-cell>
          <table:table-cell table:style-name="ce2" office:value-type="string" calcext:value-type="string">
            <text:p>Epidemiological Cluster Name</text:p>
          </table:table-cell>
          <table:table-cell table:style-name="ce2" office:value-type="string" calcext:value-type="string">
            <text:p>Lineage</text:p>
          </table:table-cell>
          <table:table-cell table:style-name="ce2" office:value-type="string" calcext:value-type="string">
            <text:p>cov2clusters0.7</text:p>
          </table:table-cell>
          <table:table-cell table:style-name="ce2" office:value-type="string" calcext:value-type="string">
            <text:p>cov2clusters0.8</text:p>
          </table:table-cell>
          <table:table-cell table:style-name="ce2" office:value-type="string" calcext:value-type="string">
            <text:p>cov2clusters0.9</text:p>
          </table:table-cell>
          <table:table-cell table:style-name="ce2" office:value-type="string" calcext:value-type="string">
            <text:p>TreeCluster_max</text:p>
          </table:table-cell>
          <table:table-cell table:style-name="ce2" office:value-type="string" calcext:value-type="string">
            <text:p>TreeCluster_link</text:p>
          </table:table-cell>
          <table:table-cell table:style-name="ce2" table:number-columns-repeated="1015"/>
        </table:table-row>
        <table:table-row table:style-name="ro3">
          <table:table-cell office:value-type="string" calcext:value-type="string">
            <text:p>LCN-1342050-20210428-nCoVWGS-288-C-R3400267373</text:p>
          </table:table-cell>
          <table:table-cell table:style-name="ce4" office:value-type="date" office:date-value="2021-04-20" calcext:value-type="date">
            <text:p>4/20/20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FEB21.BC.szh</text:p>
          </table:table-cell>
          <table:table-cell office:value-type="string" calcext:value-type="string">
            <text:p>APR21.BC.nzv</text:p>
          </table:table-cell>
          <table:table-cell table:number-columns-repeated="3" office:value-type="string" calcext:value-type="string">
            <text:p>APR21.BC.my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49226-20210428-nCoVWGS-288-C-R3400247165</text:p>
          </table:table-cell>
          <table:table-cell table:style-name="ce4" office:value-type="date" office:date-value="2021-04-19" calcext:value-type="date">
            <text:p>4/19/20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.1.1.7</text:p>
          </table:table-cell>
          <table:table-cell table:number-columns-repeated="3" office:value-type="string" calcext:value-type="string">
            <text:p>FEB21.BC.szh</text:p>
          </table:table-cell>
          <table:table-cell office:value-type="string" calcext:value-type="string">
            <text:p>APR21.BC.mzy</text:p>
          </table:table-cell>
          <table:table-cell office:value-type="string" calcext:value-type="string">
            <text:p>FEB21.BC.sz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54773-20210428-nCoVWGS-288-C-R3400267446</text:p>
          </table:table-cell>
          <table:table-cell table:style-name="ce4" office:value-type="date" office:date-value="2021-04-20" calcext:value-type="date">
            <text:p>4/20/20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.1.1.7</text:p>
          </table:table-cell>
          <table:table-cell table:number-columns-repeated="5" office:value-type="string" calcext:value-type="string">
            <text:p>FEB21.BC.sz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384722-20210428-nCoVWGS-288-C-R3400084898</text:p>
          </table:table-cell>
          <table:table-cell table:style-name="ce4" office:value-type="date" office:date-value="2021-04-07" calcext:value-type="date">
            <text:p>4/7/20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.1.1.7</text:p>
          </table:table-cell>
          <table:table-cell table:number-columns-repeated="3" office:value-type="string" calcext:value-type="string">
            <text:p>FEB21.BC.szh</text:p>
          </table:table-cell>
          <table:table-cell office:value-type="string" calcext:value-type="string">
            <text:p>APR21.BC.mzy</text:p>
          </table:table-cell>
          <table:table-cell office:value-type="string" calcext:value-type="string">
            <text:p>FEB21.BC.sz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605569-20210428-nCoVWGS-288-C-R3400170686</text:p>
          </table:table-cell>
          <table:table-cell table:style-name="ce4" office:value-type="date" office:date-value="2021-04-13" calcext:value-type="date">
            <text:p>4/13/20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.1.1.7</text:p>
          </table:table-cell>
          <table:table-cell table:number-columns-repeated="5" office:value-type="string" calcext:value-type="string">
            <text:p>FEB21.BC.sz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241129-20210417-nCoVwgs-255-D-R3400102650</text:p>
          </table:table-cell>
          <table:table-cell table:style-name="ce4" office:value-type="date" office:date-value="2021-04-08" calcext:value-type="date">
            <text:p>4/8/2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.1.618</text:p>
          </table:table-cell>
          <table:table-cell table:number-columns-repeated="5" office:value-type="string" calcext:value-type="string">
            <text:p>MAR21.BC.cvk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917144-20210430-nCoVWGS-297-B-R3390231355</text:p>
          </table:table-cell>
          <table:table-cell table:style-name="ce4" office:value-type="date" office:date-value="2021-03-17" calcext:value-type="date">
            <text:p>3/17/2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.1.618</text:p>
          </table:table-cell>
          <table:table-cell table:number-columns-repeated="2" office:value-type="string" calcext:value-type="string">
            <text:p>MAR21.BC.cvk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MAR21.BC.cvk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973255-20210420-nCoVWGS-260-C-R3400035312</text:p>
          </table:table-cell>
          <table:table-cell table:style-name="ce4" office:value-type="date" office:date-value="2021-04-03" calcext:value-type="date">
            <text:p>4/3/2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.1.618</text:p>
          </table:table-cell>
          <table:table-cell table:number-columns-repeated="2" office:value-type="string" calcext:value-type="string">
            <text:p>MAR21.BC.cvk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MAR21.BC.cvk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015951-20210426-nCoVWGS-280-3-R3400124531</text:p>
          </table:table-cell>
          <table:table-cell table:style-name="ce4" office:value-type="date" office:date-value="2021-04-10" calcext:value-type="date">
            <text:p>4/10/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gsk</text:p>
          </table:table-cell>
          <table:table-cell office:value-type="string" calcext:value-type="string">
            <text:p>MAR21.BC.jfk</text:p>
          </table:table-cell>
          <table:table-cell table:number-columns-repeated="2" office:value-type="string" calcext:value-type="string">
            <text:p>MAR21.BC.gsk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090941-20210426-nCoVWGS-280-3-R3390398054</text:p>
          </table:table-cell>
          <table:table-cell table:style-name="ce4" office:value-type="date" office:date-value="2021-03-31" calcext:value-type="date">
            <text:p>3/31/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gsk</text:p>
          </table:table-cell>
          <table:table-cell office:value-type="string" calcext:value-type="string">
            <text:p>MAR21.BC.jfk</text:p>
          </table:table-cell>
          <table:table-cell table:number-columns-repeated="2" office:value-type="string" calcext:value-type="string">
            <text:p>MAR21.BC.gsk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149650-20210420-nCoVWGS-260-C-R3400138753</text:p>
          </table:table-cell>
          <table:table-cell table:style-name="ce4" office:value-type="date" office:date-value="2021-04-11" calcext:value-type="date">
            <text:p>4/11/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.1</text:p>
          </table:table-cell>
          <table:table-cell table:number-columns-repeated="5" office:value-type="string" calcext:value-type="string">
            <text:p>MAR21.BC.gsk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228130-20210428-nCoVWGS-288-C-R3400235338</text:p>
          </table:table-cell>
          <table:table-cell table:style-name="ce4" office:value-type="date" office:date-value="2021-04-18" calcext:value-type="date">
            <text:p>4/18/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.1</text:p>
          </table:table-cell>
          <table:table-cell table:number-columns-repeated="5" office:value-type="string" calcext:value-type="string">
            <text:p>MAR21.BC.gsk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232913-20210420-nCoVWGS-260-C-R3400037013</text:p>
          </table:table-cell>
          <table:table-cell table:style-name="ce4" office:value-type="date" office:date-value="2021-04-03" calcext:value-type="date">
            <text:p>4/3/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gsk</text:p>
          </table:table-cell>
          <table:table-cell office:value-type="string" calcext:value-type="string">
            <text:p>MAR21.BC.jfk</text:p>
          </table:table-cell>
          <table:table-cell table:number-columns-repeated="2" office:value-type="string" calcext:value-type="string">
            <text:p>MAR21.BC.gsk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317930-20210420-nCoVWGS-260-C-R3400138772</text:p>
          </table:table-cell>
          <table:table-cell table:style-name="ce4" office:value-type="date" office:date-value="2021-04-11" calcext:value-type="date">
            <text:p>4/11/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.1</text:p>
          </table:table-cell>
          <table:table-cell table:number-columns-repeated="5" office:value-type="string" calcext:value-type="string">
            <text:p>MAR21.BC.gsk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330407-20210422-nCoVWGS-268-C-R3400118502</text:p>
          </table:table-cell>
          <table:table-cell table:style-name="ce4" office:value-type="date" office:date-value="2021-04-09" calcext:value-type="date">
            <text:p>4/9/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gsk</text:p>
          </table:table-cell>
          <table:table-cell office:value-type="string" calcext:value-type="string">
            <text:p>MAR21.BC.jfk</text:p>
          </table:table-cell>
          <table:table-cell table:number-columns-repeated="2" office:value-type="string" calcext:value-type="string">
            <text:p>MAR21.BC.gsk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335309-20210422-nCoVWGS-268-C-R3400170616</text:p>
          </table:table-cell>
          <table:table-cell table:style-name="ce4" office:value-type="date" office:date-value="2021-04-13" calcext:value-type="date">
            <text:p>4/13/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gs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R21.BC.gsk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352139-20210428-nCoVWGS-288-C-R3400279663</text:p>
          </table:table-cell>
          <table:table-cell table:style-name="ce4" office:value-type="date" office:date-value="2021-04-21" calcext:value-type="date">
            <text:p>4/21/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gsk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MAR21.BC.gsk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250009-20210430-nCoVWGS-297-B-R3400310649</text:p>
          </table:table-cell>
          <table:table-cell table:style-name="ce4" office:value-type="date" office:date-value="2021-04-23" calcext:value-type="date">
            <text:p>4/23/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hbh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APR21.BC.pl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37970-20210420-nCoVWGS-260-C-R3400138754</text:p>
          </table:table-cell>
          <table:table-cell table:style-name="ce4" office:value-type="date" office:date-value="2021-04-11" calcext:value-type="date">
            <text:p>4/11/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.1</text:p>
          </table:table-cell>
          <table:table-cell table:number-columns-repeated="5" office:value-type="string" calcext:value-type="string">
            <text:p>MAR21.BC.gsk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3925-20210430-nCoVWGS-297-B-R3400315032</text:p>
          </table:table-cell>
          <table:table-cell table:style-name="ce4" office:value-type="date" office:date-value="2021-04-24" calcext:value-type="date">
            <text:p>4/24/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.1</text:p>
          </table:table-cell>
          <table:table-cell table:number-columns-repeated="5" office:value-type="string" calcext:value-type="string">
            <text:p>MAR21.BC.gsk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486411-20210426-nCoVWGS-280-3-R3400102669</text:p>
          </table:table-cell>
          <table:table-cell table:style-name="ce4" office:value-type="date" office:date-value="2021-04-08" calcext:value-type="date">
            <text:p>4/8/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gsk</text:p>
          </table:table-cell>
          <table:table-cell office:value-type="string" calcext:value-type="string">
            <text:p>MAR21.BC.jfk</text:p>
          </table:table-cell>
          <table:table-cell table:number-columns-repeated="2" office:value-type="string" calcext:value-type="string">
            <text:p>MAR21.BC.gsk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669512-20210419-nCoVWGS-256-5-R3400138757</text:p>
          </table:table-cell>
          <table:table-cell table:style-name="ce4" office:value-type="date" office:date-value="2021-04-11" calcext:value-type="date">
            <text:p>4/11/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.1</text:p>
          </table:table-cell>
          <table:table-cell table:number-columns-repeated="5" office:value-type="string" calcext:value-type="string">
            <text:p>MAR21.BC.gsk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690755-20210420-nCoVWGS-260-C-R3400035189</text:p>
          </table:table-cell>
          <table:table-cell table:style-name="ce4" office:value-type="date" office:date-value="2021-04-03" calcext:value-type="date">
            <text:p>4/3/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gsk</text:p>
          </table:table-cell>
          <table:table-cell office:value-type="string" calcext:value-type="string">
            <text:p>MAR21.BC.jfk</text:p>
          </table:table-cell>
          <table:table-cell table:number-columns-repeated="2" office:value-type="string" calcext:value-type="string">
            <text:p>MAR21.BC.gsk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748623-20210430-nCoVWGS-297-B-R3400332959</text:p>
          </table:table-cell>
          <table:table-cell table:style-name="ce4" office:value-type="date" office:date-value="2021-04-25" calcext:value-type="date">
            <text:p>4/25/2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.1</text:p>
          </table:table-cell>
          <table:table-cell table:number-columns-repeated="5" office:value-type="string" calcext:value-type="string">
            <text:p>MAR21.BC.gsk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23981-20210426-nCoVWGS-281-4-R3400269304</text:p>
          </table:table-cell>
          <table:table-cell table:style-name="ce4" office:value-type="date" office:date-value="2021-04-14" calcext:value-type="date">
            <text:p>4/14/20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.1</text:p>
          </table:table-cell>
          <table:table-cell table:number-columns-repeated="3" office:value-type="string" calcext:value-type="string">
            <text:p>MAR21.BC.hbh</text:p>
          </table:table-cell>
          <table:table-cell office:value-type="string" calcext:value-type="string">
            <text:p>MAR21.BC.sdr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41460-20210426-nCoVWGS-281-4-R3400269493</text:p>
          </table:table-cell>
          <table:table-cell table:style-name="ce4" office:value-type="date" office:date-value="2021-04-17" calcext:value-type="date">
            <text:p>4/17/20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.1</text:p>
          </table:table-cell>
          <table:table-cell table:number-columns-repeated="5"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46058-20210424-nCoVWGS-279-D-R3400277295</text:p>
          </table:table-cell>
          <table:table-cell table:style-name="ce4" office:value-type="date" office:date-value="2021-04-18" calcext:value-type="date">
            <text:p>4/18/20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.1</text:p>
          </table:table-cell>
          <table:table-cell table:number-columns-repeated="3" office:value-type="string" calcext:value-type="string">
            <text:p>MAR21.BC.hbh</text:p>
          </table:table-cell>
          <table:table-cell table:style-name="ce5" office:value-type="string" calcext:value-type="string">
            <text:p>MAR21.BC.pgt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46129-20210424-nCoVWGS-279-D-R3400276894</text:p>
          </table:table-cell>
          <table:table-cell table:style-name="ce4" office:value-type="date" office:date-value="2021-04-18" calcext:value-type="date">
            <text:p>4/18/20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.1</text:p>
          </table:table-cell>
          <table:table-cell table:number-columns-repeated="5"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61105-20210428-nCoVWGS-288-C-R3400324351</text:p>
          </table:table-cell>
          <table:table-cell table:style-name="ce4" office:value-type="date" office:date-value="2021-04-21" calcext:value-type="date">
            <text:p>4/21/20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.1</text:p>
          </table:table-cell>
          <table:table-cell table:number-columns-repeated="3" office:value-type="string" calcext:value-type="string">
            <text:p>MAR21.BC.hb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61155-20210428-nCoVWGS-288-C-R3400319566</text:p>
          </table:table-cell>
          <table:table-cell table:style-name="ce4" office:value-type="date" office:date-value="2021-04-20" calcext:value-type="date">
            <text:p>4/20/20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hb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R21.BC.jyt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61653-20210428-nCoVWGS-288-C-R3400319452</text:p>
          </table:table-cell>
          <table:table-cell table:style-name="ce4" office:value-type="date" office:date-value="2021-04-21" calcext:value-type="date">
            <text:p>4/21/20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.1</text:p>
          </table:table-cell>
          <table:table-cell table:number-columns-repeated="3" office:value-type="string" calcext:value-type="string">
            <text:p>MAR21.BC.hbh</text:p>
          </table:table-cell>
          <table:table-cell office:value-type="string" calcext:value-type="string">
            <text:p>MAR21.BC.kvd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71433-20210428-nCoVWGS-288-C-R3400325229</text:p>
          </table:table-cell>
          <table:table-cell table:style-name="ce4" office:value-type="date" office:date-value="2021-04-22" calcext:value-type="date">
            <text:p>4/22/20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.1</text:p>
          </table:table-cell>
          <table:table-cell table:number-columns-repeated="3" office:value-type="string" calcext:value-type="string">
            <text:p>MAR21.BC.hb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71442-20210428-nCoVWGS-288-C-R3400325186</text:p>
          </table:table-cell>
          <table:table-cell table:style-name="ce4" office:value-type="date" office:date-value="2021-04-22" calcext:value-type="date">
            <text:p>4/22/20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.1</text:p>
          </table:table-cell>
          <table:table-cell table:number-columns-repeated="3" office:value-type="string" calcext:value-type="string">
            <text:p>MAR21.BC.hb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71447-20210430-nCoVWGS-297-B-R3400360368</text:p>
          </table:table-cell>
          <table:table-cell table:style-name="ce4" office:value-type="date" office:date-value="2021-04-23" calcext:value-type="date">
            <text:p>4/23/20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.1</text:p>
          </table:table-cell>
          <table:table-cell table:number-columns-repeated="3" office:value-type="string" calcext:value-type="string">
            <text:p>MAR21.BC.hb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71501-20210428-nCoVWGS-288-C-R3400325197</text:p>
          </table:table-cell>
          <table:table-cell table:style-name="ce4" office:value-type="date" office:date-value="2021-04-22" calcext:value-type="date">
            <text:p>4/22/20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.1</text:p>
          </table:table-cell>
          <table:table-cell table:number-columns-repeated="3" office:value-type="string" calcext:value-type="string">
            <text:p>MAR21.BC.hb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71560-20210428-nCoVWGS-288-C-R3400325211</text:p>
          </table:table-cell>
          <table:table-cell table:style-name="ce4" office:value-type="date" office:date-value="2021-04-22" calcext:value-type="date">
            <text:p>4/22/20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.1</text:p>
          </table:table-cell>
          <table:table-cell table:number-columns-repeated="3" office:value-type="string" calcext:value-type="string">
            <text:p>MAR21.BC.hb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71759-20210430-nCoVWGS-297-B-R3400360346</text:p>
          </table:table-cell>
          <table:table-cell table:style-name="ce4" office:value-type="date" office:date-value="2021-04-23" calcext:value-type="date">
            <text:p>4/23/20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.1</text:p>
          </table:table-cell>
          <table:table-cell table:number-columns-repeated="3" office:value-type="string" calcext:value-type="string">
            <text:p>MAR21.BC.hb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77097-20210430-nCoVWGS-297-B-R3400360431</text:p>
          </table:table-cell>
          <table:table-cell table:style-name="ce4" office:value-type="date" office:date-value="2021-04-23" calcext:value-type="date">
            <text:p>4/23/20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hbh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77103-20210430-nCoVWGS-296-A-R3400360416</text:p>
          </table:table-cell>
          <table:table-cell table:style-name="ce4" office:value-type="date" office:date-value="2021-04-23" calcext:value-type="date">
            <text:p>4/23/20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.1</text:p>
          </table:table-cell>
          <table:table-cell table:number-columns-repeated="3" office:value-type="string" calcext:value-type="string">
            <text:p>MAR21.BC.hb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77107-20210430-nCoVWGS-297-B-R3400360436</text:p>
          </table:table-cell>
          <table:table-cell table:style-name="ce4" office:value-type="date" office:date-value="2021-04-23" calcext:value-type="date">
            <text:p>4/23/20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.1</text:p>
          </table:table-cell>
          <table:table-cell table:number-columns-repeated="3" office:value-type="string" calcext:value-type="string">
            <text:p>MAR21.BC.hb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211085-20210430-nCoVWGS-296-A-R3400360383</text:p>
          </table:table-cell>
          <table:table-cell table:style-name="ce4" office:value-type="date" office:date-value="2021-04-23" calcext:value-type="date">
            <text:p>4/23/20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.1</text:p>
          </table:table-cell>
          <table:table-cell table:number-columns-repeated="3" office:value-type="string" calcext:value-type="string">
            <text:p>MAR21.BC.hb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N/A-20210428-nCoVWGS-288-C-R3400324845</text:p>
          </table:table-cell>
          <table:table-cell table:style-name="ce4" office:value-type="date" office:date-value="2021-04-21" calcext:value-type="date">
            <text:p>4/21/20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.1</text:p>
          </table:table-cell>
          <table:table-cell table:number-columns-repeated="3" office:value-type="string" calcext:value-type="string">
            <text:p>MAR21.BC.hb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001679-20210505-nCoVWGS-313-D-R3400394983</text:p>
          </table:table-cell>
          <table:table-cell table:style-name="ce4" office:value-type="date" office:date-value="2021-04-26" calcext:value-type="date">
            <text:p>4/26/20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hbh</text:p>
          </table:table-cell>
          <table:table-cell table:number-columns-repeated="2" office:value-type="string" calcext:value-type="string">
            <text:p>MAR21.BC.xfl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82635-20210503-nCoVWGS-304-5-R3400383935</text:p>
          </table:table-cell>
          <table:table-cell table:style-name="ce4" office:value-type="date" office:date-value="2021-04-25" calcext:value-type="date">
            <text:p>4/25/20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hbh</text:p>
          </table:table-cell>
          <table:table-cell table:number-columns-repeated="2" office:value-type="string" calcext:value-type="string">
            <text:p>MAR21.BC.xfl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91915-20210503-nCoVWGS-305-6-R3400402661</text:p>
          </table:table-cell>
          <table:table-cell table:style-name="ce4" office:value-type="date" office:date-value="2021-04-27" calcext:value-type="date">
            <text:p>4/27/20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hbh</text:p>
          </table:table-cell>
          <table:table-cell table:number-columns-repeated="2" office:value-type="string" calcext:value-type="string">
            <text:p>MAR21.BC.xfl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91921-20210504-nCoVWGS-308-C-R3400394850</text:p>
          </table:table-cell>
          <table:table-cell table:style-name="ce4" office:value-type="date" office:date-value="2021-04-26" calcext:value-type="date">
            <text:p>4/26/20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hbh</text:p>
          </table:table-cell>
          <table:table-cell table:number-columns-repeated="2" office:value-type="string" calcext:value-type="string">
            <text:p>MAR21.BC.xfl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91961-20210504-nCoVWGS-308-C-R3400395859</text:p>
          </table:table-cell>
          <table:table-cell table:style-name="ce4" office:value-type="date" office:date-value="2021-04-26" calcext:value-type="date">
            <text:p>4/26/20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hbh</text:p>
          </table:table-cell>
          <table:table-cell table:number-columns-repeated="2" office:value-type="string" calcext:value-type="string">
            <text:p>MAR21.BC.xfl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91963-20210504-nCoVWGS-308-C-R3400395819</text:p>
          </table:table-cell>
          <table:table-cell table:style-name="ce4" office:value-type="date" office:date-value="2021-04-26" calcext:value-type="date">
            <text:p>4/26/20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hbh</text:p>
          </table:table-cell>
          <table:table-cell table:number-columns-repeated="2" office:value-type="string" calcext:value-type="string">
            <text:p>MAR21.BC.xfl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92000-20210504-nCoVWGS-308-C-R3400395111</text:p>
          </table:table-cell>
          <table:table-cell table:style-name="ce4" office:value-type="date" office:date-value="2021-04-26" calcext:value-type="date">
            <text:p>4/26/20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hbh</text:p>
          </table:table-cell>
          <table:table-cell table:number-columns-repeated="2" office:value-type="string" calcext:value-type="string">
            <text:p>MAR21.BC.xfl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92021-20210504-nCoVWGS-308-C-R3400395964</text:p>
          </table:table-cell>
          <table:table-cell table:style-name="ce4" office:value-type="date" office:date-value="2021-04-27" calcext:value-type="date">
            <text:p>4/27/20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hbh</text:p>
          </table:table-cell>
          <table:table-cell table:number-columns-repeated="2" office:value-type="string" calcext:value-type="string">
            <text:p>MAR21.BC.xfl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92152-20210504-nCoVWGS-308-C-R3400396021</text:p>
          </table:table-cell>
          <table:table-cell table:style-name="ce4" office:value-type="date" office:date-value="2021-04-26" calcext:value-type="date">
            <text:p>4/26/20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hbh</text:p>
          </table:table-cell>
          <table:table-cell table:number-columns-repeated="2" office:value-type="string" calcext:value-type="string">
            <text:p>MAR21.BC.xfl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92159-20210504-nCoVWGS-308-C-R3400394799</text:p>
          </table:table-cell>
          <table:table-cell table:style-name="ce4" office:value-type="date" office:date-value="2021-04-26" calcext:value-type="date">
            <text:p>4/26/20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hbh</text:p>
          </table:table-cell>
          <table:table-cell table:number-columns-repeated="2" office:value-type="string" calcext:value-type="string">
            <text:p>MAR21.BC.xfl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72505-20210504-nCoVWGS-308-C-R3400396005</text:p>
          </table:table-cell>
          <table:table-cell table:style-name="ce4" office:value-type="date" office:date-value="2021-04-26" calcext:value-type="date">
            <text:p>4/26/20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hbh</text:p>
          </table:table-cell>
          <table:table-cell table:number-columns-repeated="2" office:value-type="string" calcext:value-type="string">
            <text:p>MAR21.BC.xfl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72707-20210504-nCoVWGS-308-C-R3400395014</text:p>
          </table:table-cell>
          <table:table-cell table:style-name="ce4" office:value-type="date" office:date-value="2021-04-26" calcext:value-type="date">
            <text:p>4/26/20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hbh</text:p>
          </table:table-cell>
          <table:table-cell table:number-columns-repeated="2" office:value-type="string" calcext:value-type="string">
            <text:p>MAR21.BC.xfl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950445-20210504-nCoVWGS-308-C-R3400395988</text:p>
          </table:table-cell>
          <table:table-cell table:style-name="ce4" office:value-type="date" office:date-value="2021-04-26" calcext:value-type="date">
            <text:p>4/26/20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hbh</text:p>
          </table:table-cell>
          <table:table-cell table:number-columns-repeated="2" office:value-type="string" calcext:value-type="string">
            <text:p>MAR21.BC.xfl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99645-20210504-nCoVWGS-308-C-R3400394774</text:p>
          </table:table-cell>
          <table:table-cell table:style-name="ce4" office:value-type="date" office:date-value="2021-04-26" calcext:value-type="date">
            <text:p>4/26/20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hbh</text:p>
          </table:table-cell>
          <table:table-cell table:number-columns-repeated="2" office:value-type="string" calcext:value-type="string">
            <text:p>MAR21.BC.xfl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061067-20210513-nCovWGS-336-C-R3410082991</text:p>
          </table:table-cell>
          <table:table-cell table:style-name="ce4" office:value-type="date" office:date-value="2021-05-07" calcext:value-type="date">
            <text:p>5/7/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FEB21.BC.szh</text:p>
          </table:table-cell>
          <table:table-cell table:number-columns-repeated="4" office:value-type="string" calcext:value-type="string">
            <text:p>MAR21.BC.blf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34899-20210513-nCovWGS-336-C-R3400212022</text:p>
          </table:table-cell>
          <table:table-cell table:style-name="ce4" office:value-type="date" office:date-value="2021-04-16" calcext:value-type="date">
            <text:p>4/16/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FEB21.BC.szh</text:p>
          </table:table-cell>
          <table:table-cell office:value-type="string" calcext:value-type="string">
            <text:p>MAR21.BC.blf</text:p>
          </table:table-cell>
          <table:table-cell table:number-columns-repeated="3" office:value-type="string" calcext:value-type="string">
            <text:p>APR21.BC.mkk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501085-20210513-nCovWGS-336-C-R3400390129</text:p>
          </table:table-cell>
          <table:table-cell table:style-name="ce4" office:value-type="date" office:date-value="2021-04-29" calcext:value-type="date">
            <text:p>4/29/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FEB21.BC.szh</text:p>
          </table:table-cell>
          <table:table-cell table:number-columns-repeated="4" office:value-type="string" calcext:value-type="string">
            <text:p>MAR21.BC.blf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501141-20210513-nCovWGS-336-C-R3400386872</text:p>
          </table:table-cell>
          <table:table-cell table:style-name="ce4" office:value-type="date" office:date-value="2021-04-29" calcext:value-type="date">
            <text:p>4/29/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FEB21.BC.szh</text:p>
          </table:table-cell>
          <table:table-cell table:number-columns-repeated="4" office:value-type="string" calcext:value-type="string">
            <text:p>MAR21.BC.blf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511023-20210513-nCovWGS-336-C-R3400410877</text:p>
          </table:table-cell>
          <table:table-cell table:style-name="ce4" office:value-type="date" office:date-value="2021-05-01" calcext:value-type="date">
            <text:p>5/1/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.1.1.7</text:p>
          </table:table-cell>
          <table:table-cell table:number-columns-repeated="2" office:value-type="string" calcext:value-type="string">
            <text:p>FEB21.BC.szh</text:p>
          </table:table-cell>
          <table:table-cell table:number-columns-repeated="3" office:value-type="string" calcext:value-type="string">
            <text:p>APR21.BC.tq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511090-20210513-nCovWGS-337-D-R3410006653</text:p>
          </table:table-cell>
          <table:table-cell table:style-name="ce4" office:value-type="date" office:date-value="2021-05-01" calcext:value-type="date">
            <text:p>5/1/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FEB21.BC.szh</text:p>
          </table:table-cell>
          <table:table-cell table:number-columns-repeated="4" office:value-type="string" calcext:value-type="string">
            <text:p>MAR21.BC.blf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515846-20210513-nCovWGS-336-C-R3410012055</text:p>
          </table:table-cell>
          <table:table-cell table:style-name="ce4" office:value-type="date" office:date-value="2021-05-02" calcext:value-type="date">
            <text:p>5/2/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FEB21.BC.szh</text:p>
          </table:table-cell>
          <table:table-cell table:number-columns-repeated="2" office:value-type="string" calcext:value-type="string">
            <text:p>MAR21.BC.blf</text:p>
          </table:table-cell>
          <table:table-cell office:value-type="string" calcext:value-type="string">
            <text:p>APR21.BC.mmn</text:p>
          </table:table-cell>
          <table:table-cell office:value-type="string" calcext:value-type="string">
            <text:p>MAR21.BC.blf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519212-20210505-nCoVWGS-315-B-R3410021909</text:p>
          </table:table-cell>
          <table:table-cell table:style-name="ce4" office:value-type="date" office:date-value="2021-05-03" calcext:value-type="date">
            <text:p>5/3/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FEB21.BC.szh</text:p>
          </table:table-cell>
          <table:table-cell office:value-type="string" calcext:value-type="string">
            <text:p>MAR21.BC.blf</text:p>
          </table:table-cell>
          <table:table-cell office:value-type="string" calcext:value-type="string">
            <text:p>MAY21.BC.bwd</text:p>
          </table:table-cell>
          <table:table-cell office:value-type="string" calcext:value-type="string">
            <text:p>APR21.BC.mmn</text:p>
          </table:table-cell>
          <table:table-cell office:value-type="string" calcext:value-type="string">
            <text:p>MAY21.BC.bw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520490-20210506-nCoVWGS-318-7-R3410032224</text:p>
          </table:table-cell>
          <table:table-cell table:style-name="ce4" office:value-type="date" office:date-value="2021-05-03" calcext:value-type="date">
            <text:p>5/3/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FEB21.BC.szh</text:p>
          </table:table-cell>
          <table:table-cell table:number-columns-repeated="2" office:value-type="string" calcext:value-type="string">
            <text:p>MAR21.BC.blf</text:p>
          </table:table-cell>
          <table:table-cell office:value-type="string" calcext:value-type="string">
            <text:p>APR21.BC.mmn</text:p>
          </table:table-cell>
          <table:table-cell office:value-type="string" calcext:value-type="string">
            <text:p>MAR21.BC.blf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524098-20210513-nCovWGS-336-C-R3410047231</text:p>
          </table:table-cell>
          <table:table-cell table:style-name="ce4" office:value-type="date" office:date-value="2021-05-04" calcext:value-type="date">
            <text:p>5/4/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FEB21.BC.szh</text:p>
          </table:table-cell>
          <table:table-cell table:number-columns-repeated="2" office:value-type="string" calcext:value-type="string">
            <text:p>MAR21.BC.blf</text:p>
          </table:table-cell>
          <table:table-cell office:value-type="string" calcext:value-type="string">
            <text:p>APR21.BC.mmn</text:p>
          </table:table-cell>
          <table:table-cell office:value-type="string" calcext:value-type="string">
            <text:p>MAR21.BC.blf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538089-20210513-nCovWGS-336-C-R3410067708</text:p>
          </table:table-cell>
          <table:table-cell table:style-name="ce4" office:value-type="date" office:date-value="2021-05-06" calcext:value-type="date">
            <text:p>5/6/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FEB21.BC.szh</text:p>
          </table:table-cell>
          <table:table-cell office:value-type="string" calcext:value-type="string">
            <text:p>MAR21.BC.blf</text:p>
          </table:table-cell>
          <table:table-cell office:value-type="string" calcext:value-type="string">
            <text:p>MAY21.BC.bwd</text:p>
          </table:table-cell>
          <table:table-cell office:value-type="string" calcext:value-type="string">
            <text:p>APR21.BC.mmn</text:p>
          </table:table-cell>
          <table:table-cell office:value-type="string" calcext:value-type="string">
            <text:p>MAY21.BC.bw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541241-20210513-nCovWGS-336-C-R3410070206</text:p>
          </table:table-cell>
          <table:table-cell table:style-name="ce4" office:value-type="date" office:date-value="2021-05-06" calcext:value-type="date">
            <text:p>5/6/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FEB21.BC.szh</text:p>
          </table:table-cell>
          <table:table-cell table:number-columns-repeated="4" office:value-type="string" calcext:value-type="string">
            <text:p>MAR21.BC.blf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541826-20210513-nCovWGS-336-C-R3410073399</text:p>
          </table:table-cell>
          <table:table-cell table:style-name="ce4" office:value-type="date" office:date-value="2021-05-06" calcext:value-type="date">
            <text:p>5/6/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APR21.BC.cfb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APR21.BC.jrw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543364-20210513-nCovWGS-336-C-R3410083010</text:p>
          </table:table-cell>
          <table:table-cell table:style-name="ce4" office:value-type="date" office:date-value="2021-05-07" calcext:value-type="date">
            <text:p>5/7/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FEB21.BC.szh</text:p>
          </table:table-cell>
          <table:table-cell table:number-columns-repeated="4" office:value-type="string" calcext:value-type="string">
            <text:p>MAR21.BC.blf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230252-20210513-nCovWGS-336-C-R3410010223</text:p>
          </table:table-cell>
          <table:table-cell table:style-name="ce4" office:value-type="date" office:date-value="2021-05-01" calcext:value-type="date">
            <text:p>5/1/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FEB21.BC.szh</text:p>
          </table:table-cell>
          <table:table-cell table:number-columns-repeated="4" office:value-type="string" calcext:value-type="string">
            <text:p>MAR21.BC.blf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564203-20210513-nCovWGS-336-C-R3390391692</text:p>
          </table:table-cell>
          <table:table-cell table:style-name="ce4" office:value-type="date" office:date-value="2021-03-31" calcext:value-type="date">
            <text:p>3/31/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.1.1.7</text:p>
          </table:table-cell>
          <table:table-cell table:number-columns-repeated="2" office:value-type="string" calcext:value-type="string">
            <text:p>FEB21.BC.sz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PR21.BC.xdt</text:p>
          </table:table-cell>
          <table:table-cell office:value-type="string" calcext:value-type="string">
            <text:p>FEB21.BC.sz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578463-20210513-nCovWGS-336-C-R3400369513</text:p>
          </table:table-cell>
          <table:table-cell table:style-name="ce4" office:value-type="date" office:date-value="2021-04-28" calcext:value-type="date">
            <text:p>4/28/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FEB21.BC.szh</text:p>
          </table:table-cell>
          <table:table-cell table:number-columns-repeated="4" office:value-type="string" calcext:value-type="string">
            <text:p>MAR21.BC.blf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930688-20210513-nCovWGS-336-C-R3400338515</text:p>
          </table:table-cell>
          <table:table-cell table:style-name="ce4" office:value-type="date" office:date-value="2021-04-26" calcext:value-type="date">
            <text:p>4/26/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.1.1.7</text:p>
          </table:table-cell>
          <table:table-cell office:value-type="string" calcext:value-type="string">
            <text:p>APR21.BC.fnt</text:p>
          </table:table-cell>
          <table:table-cell office:value-type="string" calcext:value-type="string">
            <text:p>APR21.BC.pns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APR21.BC.pn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13301-20210513-nCovWGS-336-C-R3400161128</text:p>
          </table:table-cell>
          <table:table-cell table:style-name="ce4" office:value-type="date" office:date-value="2021-04-12" calcext:value-type="date">
            <text:p>4/12/20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hbh</text:p>
          </table:table-cell>
          <table:table-cell table:number-columns-repeated="2" office:value-type="string" calcext:value-type="string">
            <text:p>MAR21.BC.cff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462953-20210513-nCovWGS-336-C-R3400287153</text:p>
          </table:table-cell>
          <table:table-cell table:style-name="ce4" office:value-type="date" office:date-value="2021-04-21" calcext:value-type="date">
            <text:p>4/21/20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hbh</text:p>
          </table:table-cell>
          <table:table-cell table:number-columns-repeated="2" office:value-type="string" calcext:value-type="string">
            <text:p>MAR21.BC.cff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520381-20210513-nCovWGS-336-C-R3410023049</text:p>
          </table:table-cell>
          <table:table-cell table:style-name="ce4" office:value-type="date" office:date-value="2021-05-03" calcext:value-type="date">
            <text:p>5/3/20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hbh</text:p>
          </table:table-cell>
          <table:table-cell table:number-columns-repeated="2" office:value-type="string" calcext:value-type="string">
            <text:p>MAR21.BC.wzp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528222-20210507-nCoVWGS-323-D-R3410043231</text:p>
          </table:table-cell>
          <table:table-cell table:style-name="ce4" office:value-type="date" office:date-value="2021-05-04" calcext:value-type="date">
            <text:p>5/4/20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hb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R21.BC.nqq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1528346-20210513-nCovWGS-336-C-R3410040361</text:p>
          </table:table-cell>
          <table:table-cell table:style-name="ce4" office:value-type="date" office:date-value="2021-05-04" calcext:value-type="date">
            <text:p>5/4/20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hbh</text:p>
          </table:table-cell>
          <table:table-cell table:number-columns-repeated="2" office:value-type="string" calcext:value-type="string">
            <text:p>MAR21.BC.wzp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CN-820170-20210505-nCoVWGS-315-B-R3410024338</text:p>
          </table:table-cell>
          <table:table-cell table:style-name="ce4" office:value-type="date" office:date-value="2021-05-03" calcext:value-type="date">
            <text:p>5/3/20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.1</text:p>
          </table:table-cell>
          <table:table-cell table:number-columns-repeated="2" office:value-type="string" calcext:value-type="string">
            <text:p>MAR21.BC.hbh</text:p>
          </table:table-cell>
          <table:table-cell table:number-columns-repeated="2" office:value-type="string" calcext:value-type="string">
            <text:p>MAR21.BC.wzp</text:p>
          </table:table-cell>
          <table:table-cell office:value-type="string" calcext:value-type="string">
            <text:p>MAR21.BC.hbh</text:p>
          </table:table-cell>
          <table:table-cell table:number-columns-repeated="1015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icrosoft Office User</meta:initial-creator>
    <dc:creator>Microsoft Office User</dc:creator>
    <meta:creation-date>2022-08-04T15:59:07</meta:creation-date>
    <dc:date>2022-08-04T16:26:40</dc:date>
    <meta:generator>LibreOffice/7.1.1.2$MacOSX_X86_64 LibreOffice_project/fe0b08f4af1bacafe4c7ecc87ce55bb426164676</meta:generator>
    <meta:document-statistic meta:table-count="1" meta:cell-count="730" meta:object-count="0"/>
    <meta:user-defined meta:name="AppVersion">16.0300</meta:user-defined>
  </office:meta>
</office:document-meta>
</file>